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GrammarBucket.putGrammar( SchemaGrammar grammar , boolean dee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SGrammarBucket.putGrammar( SchemaGrammar 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GrammarBucket.getGramma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GrammarBucket.getGrammar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GrammarBucke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